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Heading_20_1">
      <style:text-properties fo:color="#127622" loext:opacity="100%" fo:font-weight="bold" style:font-weight-asian="bold" style:font-weight-complex="bold"/>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Contents_20_Heading">
      <style:paragraph-properties fo:text-align="center" style:justify-single-word="false"/>
    </style:style>
    <style:style style:name="P6" style:family="paragraph" style:parent-style-name="Heading_20_1">
      <style:text-properties fo:color="#127622" loext:opacity="100%" fo:font-weight="bold" style:font-weight-asian="bold" style:font-weight-complex="bold"/>
    </style:style>
    <style:style style:name="P7" style:family="paragraph" style:parent-style-name="Heading_20_1">
      <style:text-properties officeooo:paragraph-rsid="0024ab4d"/>
    </style:style>
    <style:style style:name="P8" style:family="paragraph" style:parent-style-name="Heading_20_1">
      <style:text-properties officeooo:paragraph-rsid="00266943"/>
    </style:style>
    <style:style style:name="P9" style:family="paragraph" style:parent-style-name="List_20_Paragraph" style:list-style-name="WWNum3"/>
    <style:style style:name="P10" style:family="paragraph" style:parent-style-name="List_20_Paragraph" style:list-style-name="WWNum3">
      <style:text-properties officeooo:paragraph-rsid="0024ab4d"/>
    </style:style>
    <style:style style:name="P11" style:family="paragraph" style:parent-style-name="List_20_Paragraph" style:list-style-name="WWNum3">
      <style:text-properties officeooo:paragraph-rsid="00266943"/>
    </style:style>
    <style:style style:name="P12" style:family="paragraph" style:parent-style-name="Standard">
      <style:text-properties fo:language="en" fo:country="US"/>
    </style:style>
    <style:style style:name="P13" style:family="paragraph" style:parent-style-name="Standard">
      <style:text-properties officeooo:paragraph-rsid="0024ab4d"/>
    </style:style>
    <style:style style:name="P14" style:family="paragraph" style:parent-style-name="Standard">
      <style:text-properties officeooo:paragraph-rsid="00266943"/>
    </style:style>
    <style:style style:name="P15" style:family="paragraph" style:parent-style-name="Standard">
      <style:text-properties officeooo:paragraph-rsid="0031f455"/>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officeooo:rsid="002f65d3"/>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officeooo:rsid="002f65d3" style:font-weight-asian="normal" style:font-weight-complex="normal"/>
    </style:style>
    <style:style style:name="T10" style:family="text">
      <style:text-properties fo:language="en" fo:country="US" fo:font-weight="normal" officeooo:rsid="0031f455" style:font-weight-asian="normal" style:font-weight-complex="normal"/>
    </style:style>
    <style:style style:name="T11" style:family="text">
      <style:text-properties fo:language="en" fo:country="US" fo:font-weight="normal" officeooo:rsid="0032f0b8"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4"><text:a xlink:type="simple" xlink:href="#__RefHeading___Toc2413_998993402" text:style-name="Index_20_Link" text:visited-style-name="Index_20_Link">Section 4 Bootstrap Fundamentals<text:tab/>2</text:a></text:p>
          <text:p text:style-name="P3"><text:a xlink:type="simple" xlink:href="#__RefHeading___Toc2415_998993402" text:style-name="Index_20_Link" text:visited-style-name="Index_20_Link">Section 5 Get Start with Angular &amp; Angular CLI<text:tab/>5</text:a></text:p>
          <text:p text:style-name="P3"><text:a xlink:type="simple" xlink:href="#__RefHeading___Toc2417_998993402" text:style-name="Index_20_Link" text:visited-style-name="Index_20_Link">Section 6 Angular Components<text:tab/>5</text:a></text:p>
          <text:p text:style-name="P3"><text:a xlink:type="simple" xlink:href="#__RefHeading___Toc2419_998993402" text:style-name="Index_20_Link" text:visited-style-name="Index_20_Link">Section 7 Data Binding &amp; Events Handling<text:tab/>6</text:a></text:p>
          <text:p text:style-name="P3"><text:a xlink:type="simple" xlink:href="#__RefHeading___Toc2421_998993402" text:style-name="Index_20_Link" text:visited-style-name="Index_20_Link">Section 8 Angular Directives<text:tab/>6</text:a></text:p>
          <text:p text:style-name="P3"><text:a xlink:type="simple" xlink:href="#__RefHeading___Toc2423_998993402" text:style-name="Index_20_Link" text:visited-style-name="Index_20_Link">Section 9 Angular Pipes<text:tab/>7</text:a></text:p>
          <text:p text:style-name="P3"><text:a xlink:type="simple" xlink:href="#__RefHeading___Toc2425_998993402" text:style-name="Index_20_Link" text:visited-style-name="Index_20_Link">Section 10 Angular Service<text:tab/>8</text:a></text:p>
          <text:p text:style-name="P3"><text:a xlink:type="simple" xlink:href="#__RefHeading___Toc2427_998993402" text:style-name="Index_20_Link" text:visited-style-name="Index_20_Link">Section 11 Angular Forms I (Template Driven Form)<text:tab/>9</text:a></text:p>
          <text:p text:style-name="P3"><text:a xlink:type="simple" xlink:href="#__RefHeading___Toc2429_998993402" text:style-name="Index_20_Link" text:visited-style-name="Index_20_Link">Section 12 Angular Forms II (Reactive Forms)<text:tab/>9</text:a></text:p>
          <text:p text:style-name="P3"><text:a xlink:type="simple" xlink:href="#__RefHeading___Toc2431_998993402" text:style-name="Index_20_Link" text:visited-style-name="Index_20_Link">Section 13 Angular Routing &amp; Navigation<text:tab/>10</text:a></text:p>
          <text:p text:style-name="P3"><text:a xlink:type="simple" xlink:href="#__RefHeading___Toc2433_998993402" text:style-name="Index_20_Link" text:visited-style-name="Index_20_Link">Section 14 Design The Blog Front End I - Preparing<text:tab/>11</text:a></text:p>
          <text:p text:style-name="P3"><text:a xlink:type="simple" xlink:href="#__RefHeading___Toc2435_998993402" text:style-name="Index_20_Link" text:visited-style-name="Index_20_Link">Section 15 Design The Blog Front End II - Main Common Components<text:tab/>12</text:a></text:p>
          <text:p text:style-name="P3"><text:a xlink:type="simple" xlink:href="#__RefHeading___Toc2437_998993402" text:style-name="Index_20_Link" text:visited-style-name="Index_20_Link">Section 16 Design The Blog Front End III - All Pages Design<text:tab/>12</text:a></text:p>
          <text:p text:style-name="P3"><text:a xlink:type="simple" xlink:href="#__RefHeading___Toc2439_998993402" text:style-name="Index_20_Link" text:visited-style-name="Index_20_Link">Section 17 Get Start With Admin Area &amp; Firebase Firestore<text:tab/>12</text:a></text:p>
          <text:p text:style-name="P3"><text:a xlink:type="simple" xlink:href="#__RefHeading___Toc2441_998993402" text:style-name="Index_20_Link" text:visited-style-name="Index_20_Link">Section 18 Admin area – CRUD Operation I (Category CRUD)<text:tab/>12</text:a></text:p>
          <text:p text:style-name="P3"><text:a xlink:type="simple" xlink:href="#__RefHeading___Toc2443_998993402" text:style-name="Index_20_Link" text:visited-style-name="Index_20_Link">Section 19 Admin area – CRUD Operation II (POST CRUD)<text:tab/>12</text:a></text:p>
          <text:p text:style-name="P3"><text:a xlink:type="simple" xlink:href="#__RefHeading___Toc2445_998993402" text:style-name="Index_20_Link" text:visited-style-name="Index_20_Link">Section 20 Authentication &amp; Authorization<text:tab/>12</text:a></text:p>
          <text:p text:style-name="P3"><text:a xlink:type="simple" xlink:href="#__RefHeading___Toc2447_998993402" text:style-name="Index_20_Link" text:visited-style-name="Index_20_Link">Section 21 Design The Blog Front End I - Preparing<text:tab/>12</text:a></text:p>
        </text:index-body>
      </text:table-of-content>
      <text:h text:style-name="P2"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2" loext:marker-style-name="T2"/>
      <text:h text:style-name="P2"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2"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2"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2"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2" loext:marker-style-name="T2"/>
      <text:p text:style-name="P12" loext:marker-style-name="T2"/>
      <text:p text:style-name="P12" loext:marker-style-name="T2"/>
      <text:p text:style-name="P12" loext:marker-style-name="T2"/>
      <text:h text:style-name="P7" text:outline-level="1" loext:marker-style-name="T1"><text:bookmark-start text:name="__RefHeading___Toc2415_998993402"/><text:soft-page-break/><text:span text:style-name="T1">Section 5 Get Start with Angular &amp; Angular CLI</text:span><text:bookmark-end text:name="__RefHeading___Toc2415_998993402"/></text:h>
      <text:p text:style-name="P13"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3"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10" loext:marker-style-name="T2">ng new &lt;Project-name&gt;</text:p>
        </text:list-item>
      </text:list>
      <text:p text:style-name="P12" loext:marker-style-name="T2"/>
      <text:h text:style-name="P8" text:outline-level="1" loext:marker-style-name="T1"><text:bookmark-start text:name="__RefHeading___Toc2417_998993402"/><text:span text:style-name="T1">Section 6 Angular Components</text:span><text:bookmark-end text:name="__RefHeading___Toc2417_998993402"/></text:h>
      <text:p text:style-name="P14"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4" loext:marker-style-name="T2"><text:span text:style-name="T2">We can use the selectors of every component into the html of every component. So we can call different components inside of the html of another component.</text:span></text:p>
      <text:p text:style-name="P14" loext:marker-style-name="T2"><text:span text:style-name="T2">In order to generate an Angular component using the Angular CLI we have to use the following command "ng g c &lt;component-name&gt;". The files component.spec.ts are responsible for unit testing.</text:span></text:p>
      <text:p text:style-name="P14" loext:marker-style-name="T2"><text:span text:style-name="T2">NgOnInit = the NgOnInit is going to run when the current component is fully loaded in the browser. OnInit is a template.</text:span></text:p>
      <text:p text:style-name="P14" loext:marker-style-name="T2"><text:span text:style-name="T2">Data binding = {{title}}</text:span></text:p>
      <text:p text:style-name="P14" loext:marker-style-name="T2"><text:span text:style-name="T2">Share data between components = </text:span></text:p>
      <text:list text:continue-numbering="true" text:style-name="WWNum3">
        <text:list-item>
          <text:p text:style-name="P11" loext:marker-style-name="T2"><text:span text:style-name="T2">Parent to child component via @input decorator</text:span></text:p>
          <text:list>
            <text:list-item>
              <text:p text:style-name="P11" loext:marker-style-name="T2"><text:span text:style-name="T2">Parent: &lt;app-post [fromParent]=’parentMessage’&gt;&lt;/app-post&gt;</text:span></text:p>
            </text:list-item>
            <text:list-item>
              <text:p text:style-name="P11" loext:marker-style-name="T2"><text:span text:style-name="T2">Child: @Input() fromParent:string;</text:span></text:p>
            </text:list-item>
          </text:list>
        </text:list-item>
        <text:list-item>
          <text:p text:style-name="P11" loext:marker-style-name="T2"><text:span text:style-name="T2">Child to parent component via @output decorator or @output decorator and event emitter</text:span></text:p>
          <text:list>
            <text:list-item>
              <text:p text:style-name="P11" loext:marker-style-name="T2"><text:span text:style-name="T2">Parent: @ViewChild(PostComponent) childComp; ngAfterViewInit() { … }</text:span></text:p>
            </text:list-item>
          </text:list>
        </text:list-item>
        <text:list-item>
          <text:p text:style-name="P11" loext:marker-style-name="T2"><text:span text:style-name="T2">Child to parent when there is Event using the @output decorator and event emitter</text:span></text:p>
          <text:list>
            <text:list-item>
              <text:p text:style-name="P11" loext:marker-style-name="T2"><text:span text:style-name="T2">Child: &lt;button (click)=’sendMessage()’&gt; Click&lt;/button&gt;, @Outpu() messageEvent=new EventEmitter&lt;string&gt;(); sendMessage(){ this.messageEvent.emit(this.outputChildMessage); }</text:span></text:p>
            </text:list-item>
            <text:list-item>
              <text:p text:style-name="P11" loext:marker-style-name="T2"><text:span text:style-name="T2">Parent: &lt;app-post (messageEvent)=’receiveMessage($event)’, receiveMessage($event) { this.fromChildOutput=$event; }, &lt;p&gt;{{ fromChildOutput }}</text:span></text:p>
            </text:list-item>
          </text:list>
        </text:list-item>
      </text:list>
      <text:p text:style-name="P14" loext:marker-style-name="T2"><text:soft-page-break/>Share data from the child components to parent component -&gt; @ViewChild, @Output or Emitter.</text:p>
      <text:p text:style-name="P14"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5"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9">onKeyup(</text:span><text:span text:style-name="T11">username</text:span><text:span text:style-name="T9">) { console.log(</text:span><text:span text:style-name="T11">username</text:span><text:span text:style-name="T9">);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2"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2"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2"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oft-page-break/><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2"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12"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oft-page-break/><text:span text:style-name="T2">Angular interface = ng g i models/post</text:span><text:span text:style-name="T2"/></text:p>
      <text:p text:style-name="P12"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2"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oft-page-break/><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2" loext:marker-style-name="T2"/>
      <text:h text:style-name="Heading_20_1" text:outline-level="1" loext:marker-style-name="T1"><text:bookmark-start text:name="__RefHeading___Toc2431_998993402"/><text:span text:style-name="T1">Section 13 Angular Routing &amp; Navigation</text:span><text:bookmark-end text:name="__RefHeading___Toc2431_998993402"/><text:span text:style-name="T1"/></text:h>
      <text:p text:style-name="Standard" loext:marker-style-name="T2"><text:span text:style-name="T2">ng new ang-routing</text:span><text:span text:style-name="T2"/></text:p>
      <text:p text:style-name="Standard" loext:marker-style-name="T2"><text:span text:style-name="T2">ng g c post-list</text:span><text:span text:style-name="T2"/></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span text:style-name="T2"/></text:p>
      <text:p text:style-name="Standard" loext:marker-style-name="T2"><text:soft-page-break/><text:span text:style-name="T2">With routerLink the page is not being refreshed, we utilize the files that Angular already downloaded. With href the site reloads and we reload all the files that are needed so the concept of SPA is being disappeared. </text:span><text:span text:style-name="T2"/></text:p>
      <text:p text:style-name="Standard" loext:marker-style-name="T2"><text:span text:style-name="T2">Angulaer RouterLinkActive = with routerLinkActive we can apply a class after we press the button &lt;button routerLink="/posts" routerLinkActive="active"&gt;Post List&lt;/button&gt;</text:span><text:span text:style-name="T2"/></text:p>
      <text:p text:style-name="Standard" loext:marker-style-name="T2"><text:span text:style-name="T2">Code example for Router Parameter Variables <text:s text:c="3"/>&lt;button [routerLink]="['/post', index]"&gt;View Content&lt;/button&gt;</text:span><text:span text:style-name="T2"/></text:p>
      <text:p text:style-name="Standard" loext:marker-style-name="T2"><text:span text:style-name="T2">Get Router Parameters = paramMap gives all the router parameter values. Code example</text:span><text:span text:style-name="T2"/></text:p>
      <text:p text:style-name="Standard" loext:marker-style-name="T2"><text:span text:style-name="T2">What is Observable = rxjs, a sequence of data that is emitted asynchronously or synchronously overtime of period</text:span><text:span text:style-name="T2"/></text:p>
      <text:p text:style-name="Standard" loext:marker-style-name="T2"><text:span text:style-name="T2">Observable Next = with .next function we can return values from the observer. Code example</text:span><text:span text:style-name="T2"/></text:p>
      <text:p text:style-name="Standard" loext:marker-style-name="T2"><text:span text:style-name="T2">Observable vs Functions = with Observables we can return many things many times (As the definition says) but with a function we can return only one result at a time. </text:span><text:span text:style-name="T2"/></text:p>
      <text:p text:style-name="Standard" loext:marker-style-name="T2"><text:span text:style-name="T2">Observable Subscribe &amp; Unsubscribe = we can close the subscription using the unsubscribe function </text:span><text:span text:style-name="T2"/></text:p>
      <text:p text:style-name="Standard" loext:marker-style-name="T2"><text:span text:style-name="T2">Multiple Router Parameters = Code example</text:span><text:span text:style-name="T2"/></text:p>
      <text:p text:style-name="Standard" loext:marker-style-name="T2"><text:span text:style-name="T2">Query Parameters = Code example</text:span><text:span text:style-name="T2"/></text:p>
      <text:p text:style-name="Standard" loext:marker-style-name="T2"><text:span text:style-name="T2">Separate Module for Angular Routing = ng g module app-routing --module app --flat, code example</text:span><text:span text:style-name="T2"/></text:p>
      <text:p text:style-name="Standard" loext:marker-style-name="T2"><text:span text:style-name="T2">Navigate Programmatically = code example</text:span><text:span text:style-name="T2"/></text:p>
      <text:p text:style-name="Standard" loext:marker-style-name="T2"><text:span text:style-name="T2">Wild Card Routers = we will add a page not found now, ng g c fournotfour, then we define the wild card router, it must always the last route</text:span><text:span text:style-name="T2"/></text:p>
      <text:p text:style-name="P12"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oft-page-break/><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text:span><text:span text:style-name="T2"/></text:p>
      <text:p text:style-name="P12"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2" loext:marker-style-name="T2"/>
      <text:p text:style-name="P12"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2" loext:marker-style-name="T2"/>
      <text:p text:style-name="P12"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2" loext:marker-style-name="T2"/>
      <text:p text:style-name="P12"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2"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2"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2"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2" loext:marker-style-name="T2"/>
      <text:p text:style-name="P12" loext:marker-style-name="T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Θέμα του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83</meta:editing-cycles>
    <meta:creation-date>2023-09-08T10:39:00</meta:creation-date>
    <dc:date>2023-12-02T13:36:23.210000000</dc:date>
    <meta:editing-duration>PT8H20M17S</meta:editing-duration>
    <meta:generator>LibreOffice/7.6.3.2$Windows_X86_64 LibreOffice_project/29d686fea9f6705b262d369fede658f824154cc0</meta:generator>
    <meta:document-statistic meta:table-count="0" meta:image-count="0" meta:object-count="0" meta:page-count="13" meta:paragraph-count="250" meta:word-count="2575" meta:character-count="17593" meta:non-whitespace-character-count="14919"/>
    <meta:user-defined meta:name="AppVersion">16.0000</meta:user-defined>
    <meta:template xlink:type="simple" xlink:actuate="onRequest" xlink:title="Normal.dotm" xlink:href=""/>
  </office:meta>
</office:document-meta>
</file>